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number-rows-repeated="104849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/>
    <dc:creator>john john</dc:creator>
    <meta:creation-date>2020-03-06T09:20:28Z</meta:creation-date>
    <dc:date>2020-03-31T13:00:16Z</dc:date>
    <meta:editing-cycles>15</meta:editing-cycles>
    <meta:editing-duration>PT2092S</meta:editing-duration>
  </office:meta>
</office:document-meta>
</file>